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500000023B5A9ED74.png" manifest:media-type="image/png"/>
  <manifest:file-entry manifest:full-path="Pictures/100000010000000B0000000BBE63894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style:page-number="auto" fo:break-before="page"/>
      <style:text-properties officeooo:rsid="0a32ac9b" officeooo:paragraph-rsid="0a32ac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" text:outline-level="1">Objectifs et structure du service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4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4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fo:font-family="'Liberation Serif'" style:font-style-name="Regular" style:font-family-generic="roman"/>
      </text:list-level-style-bullet>
      <text:list-level-style-image text:level="2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34M35S</meta:editing-duration>
    <meta:editing-cycles>13</meta:editing-cycles>
    <meta:generator>LibreOffice/25.2.6.2$Linux_X86_64 LibreOffice_project/520$Build-2</meta:generator>
    <meta:initial-creator>Philippe Hemmel</meta:initial-creator>
    <meta:creation-date>2022-12-26T16:30:17.166430780</meta:creation-date>
    <dc:date>2023-01-18T13:55:01.337102603</dc:date>
    <dc:creator>Jérôme Herbinet</dc:creator>
    <meta:document-statistic meta:table-count="0" meta:image-count="2" meta:object-count="0" meta:page-count="1" meta:paragraph-count="7" meta:word-count="47" meta:character-count="222" meta:non-whitespace-character-count="178"/>
  </office:meta>
</office:document-meta>
</file>